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ubtitle">
      <style:text-properties fo:language="en" fo:country="US" officeooo:rsid="001c407f" officeooo:paragraph-rsid="001c407f"/>
    </style:style>
    <style:style style:name="P2" style:family="paragraph" style:parent-style-name="Text_20_body">
      <style:text-properties fo:language="en" fo:country="US" officeooo:rsid="001c407f" officeooo:paragraph-rsid="001c407f"/>
    </style:style>
    <style:style style:name="P3" style:family="paragraph" style:parent-style-name="Title">
      <style:text-properties fo:language="en" fo:country="US"/>
    </style:style>
    <style:style style:name="P4" style:family="paragraph" style:parent-style-name="Text_20_body">
      <style:text-properties fo:language="en" fo:country="US" officeooo:rsid="001cf705" officeooo:paragraph-rsid="001cf705"/>
    </style:style>
    <style:style style:name="P5" style:family="paragraph" style:parent-style-name="Text_20_body">
      <style:text-properties fo:language="en" fo:country="US" officeooo:rsid="0020b1bf" officeooo:paragraph-rsid="0020b1bf"/>
    </style:style>
    <style:style style:name="P6" style:family="paragraph" style:parent-style-name="Text_20_body">
      <style:text-properties fo:language="en" fo:country="US" officeooo:rsid="001edc18" officeooo:paragraph-rsid="001edc18"/>
    </style:style>
    <style:style style:name="P7" style:family="paragraph" style:parent-style-name="Text_20_body">
      <style:text-properties fo:language="en" fo:country="US" officeooo:paragraph-rsid="001c407f"/>
    </style:style>
    <style:style style:name="P8" style:family="paragraph" style:parent-style-name="Text_20_body">
      <style:text-properties fo:language="en" fo:country="US" fo:font-style="normal" officeooo:rsid="0020b1bf" officeooo:paragraph-rsid="0020b1bf" style:font-style-asian="normal" style:font-style-complex="normal"/>
    </style:style>
    <style:style style:name="P9" style:family="paragraph" style:parent-style-name="Text_20_body">
      <style:text-properties officeooo:rsid="002135ff" officeooo:paragraph-rsid="002135ff"/>
    </style:style>
    <style:style style:name="P10" style:family="paragraph" style:parent-style-name="Text_20_body">
      <style:text-properties officeooo:rsid="002327b7" officeooo:paragraph-rsid="002327b7"/>
    </style:style>
    <style:style style:name="P11" style:family="paragraph" style:parent-style-name="Text_20_body">
      <style:text-properties officeooo:rsid="0023c6ed" officeooo:paragraph-rsid="0023c6ed"/>
    </style:style>
    <style:style style:name="P12" style:family="paragraph" style:parent-style-name="Text_20_body">
      <style:text-properties fo:font-style="normal" officeooo:rsid="002135ff" officeooo:paragraph-rsid="002135ff" style:font-style-asian="normal" style:font-style-complex="normal"/>
    </style:style>
    <style:style style:name="P13" style:family="paragraph" style:parent-style-name="Text_20_body">
      <style:text-properties fo:font-style="normal" officeooo:rsid="002327b7" officeooo:paragraph-rsid="002327b7" style:font-style-asian="normal" style:font-style-complex="normal"/>
    </style:style>
    <style:style style:name="P14" style:family="paragraph" style:parent-style-name="Text_20_body">
      <style:text-properties officeooo:rsid="00269c56" officeooo:paragraph-rsid="00269c56"/>
    </style:style>
    <style:style style:name="P15" style:family="paragraph" style:parent-style-name="Text_20_body">
      <style:text-properties officeooo:paragraph-rsid="0023c6ed"/>
    </style:style>
    <style:style style:name="P16" style:family="paragraph" style:parent-style-name="Text_20_body">
      <style:text-properties fo:font-weight="normal" officeooo:rsid="00269c56" officeooo:paragraph-rsid="00269c56" style:font-weight-asian="normal" style:font-weight-complex="normal"/>
    </style:style>
    <style:style style:name="P17" style:family="paragraph" style:parent-style-name="Heading_20_1">
      <style:text-properties fo:language="en" fo:country="US" officeooo:rsid="001c407f" officeooo:paragraph-rsid="001c407f"/>
    </style:style>
    <style:style style:name="P18" style:family="paragraph" style:parent-style-name="Heading_20_1">
      <style:text-properties officeooo:rsid="002135ff" officeooo:paragraph-rsid="002135ff"/>
    </style:style>
    <style:style style:name="P19" style:family="paragraph" style:parent-style-name="Heading_20_1">
      <style:text-properties officeooo:rsid="0028ace4" officeooo:paragraph-rsid="0028ace4"/>
    </style:style>
    <style:style style:name="P20" style:family="paragraph" style:parent-style-name="Heading_20_2">
      <style:text-properties fo:language="en" fo:country="US" officeooo:rsid="001c407f" officeooo:paragraph-rsid="001c407f"/>
    </style:style>
    <style:style style:name="P21" style:family="paragraph" style:parent-style-name="Heading_20_2">
      <style:text-properties officeooo:rsid="002135ff" officeooo:paragraph-rsid="002135ff"/>
    </style:style>
    <style:style style:name="P22" style:family="paragraph" style:parent-style-name="Heading_20_2">
      <style:text-properties officeooo:rsid="00269c56" officeooo:paragraph-rsid="00269c56"/>
    </style:style>
    <style:style style:name="P23" style:family="paragraph" style:parent-style-name="Heading_20_2">
      <style:text-properties officeooo:rsid="0028ace4" officeooo:paragraph-rsid="0028ace4"/>
    </style:style>
    <style:style style:name="P24" style:family="paragraph" style:parent-style-name="Heading_20_3">
      <style:text-properties fo:language="en" fo:country="US" officeooo:rsid="001c407f" officeooo:paragraph-rsid="001c407f"/>
    </style:style>
    <style:style style:name="P25" style:family="paragraph" style:parent-style-name="Heading_20_3">
      <style:text-properties fo:language="en" fo:country="US" officeooo:rsid="001cf705" officeooo:paragraph-rsid="001cf705"/>
    </style:style>
    <style:style style:name="P26" style:family="paragraph" style:parent-style-name="Heading_20_3">
      <style:text-properties officeooo:rsid="0028ace4" officeooo:paragraph-rsid="0028ace4"/>
    </style:style>
    <style:style style:name="P27" style:family="paragraph" style:parent-style-name="Heading_20_4">
      <style:text-properties fo:language="en" fo:country="US" officeooo:rsid="0020b1bf" officeooo:paragraph-rsid="0020b1bf"/>
    </style:style>
    <style:style style:name="P28" style:family="paragraph" style:parent-style-name="Heading_20_4">
      <style:text-properties officeooo:rsid="002135ff" officeooo:paragraph-rsid="002135ff"/>
    </style:style>
    <style:style style:name="P29" style:family="paragraph" style:parent-style-name="Heading_20_4">
      <style:text-properties officeooo:rsid="002327b7" officeooo:paragraph-rsid="002327b7"/>
    </style:style>
    <style:style style:name="P30" style:family="paragraph" style:parent-style-name="Heading_20_4">
      <style:text-properties officeooo:rsid="00269c56" officeooo:paragraph-rsid="00269c56"/>
    </style:style>
    <style:style style:name="P31" style:family="paragraph" style:parent-style-name="Heading_20_4">
      <style:text-properties officeooo:rsid="0023c6ed" officeooo:paragraph-rsid="0023c6ed"/>
    </style:style>
    <style:style style:name="P32" style:family="paragraph" style:parent-style-name="Text_20_body">
      <style:text-properties fo:font-style="normal" fo:font-weight="bold" officeooo:rsid="00269c56" officeooo:paragraph-rsid="00269c56" style:font-style-asian="normal" style:font-weight-asian="bold" style:font-style-complex="normal" style:font-weight-complex="bold"/>
    </style:style>
    <style:style style:name="P33" style:family="paragraph" style:parent-style-name="Text_20_body">
      <style:text-properties fo:font-style="normal" fo:font-weight="normal" officeooo:rsid="00269c56" officeooo:paragraph-rsid="00269c56" style:font-style-asian="normal" style:font-weight-asian="normal" style:font-style-complex="normal" style:font-weight-complex="normal"/>
    </style:style>
    <style:style style:name="P34" style:family="paragraph" style:parent-style-name="Text_20_body">
      <style:text-properties fo:font-style="normal" officeooo:rsid="00269c56" officeooo:paragraph-rsid="00269c56" style:font-style-asian="normal" style:font-style-complex="normal"/>
    </style:style>
    <style:style style:name="P35" style:family="paragraph" style:parent-style-name="Text_20_body">
      <style:text-properties officeooo:rsid="00269c56" officeooo:paragraph-rsid="00269c56"/>
    </style:style>
    <style:style style:name="P36" style:family="paragraph" style:parent-style-name="Text_20_body">
      <style:text-properties officeooo:rsid="0028ace4" officeooo:paragraph-rsid="0028ace4"/>
    </style:style>
    <style:style style:name="T1" style:family="text">
      <style:text-properties officeooo:rsid="001c407f"/>
    </style:style>
    <style:style style:name="T2" style:family="text">
      <style:text-properties officeooo:rsid="001cf705"/>
    </style:style>
    <style:style style:name="T3" style:family="text">
      <style:text-properties fo:font-style="italic" style:font-style-asian="italic" style:font-style-complex="italic"/>
    </style:style>
    <style:style style:name="T4" style:family="text">
      <style:text-properties fo:font-style="italic" officeooo:rsid="001cf705" style:font-style-asian="italic" style:font-style-complex="italic"/>
    </style:style>
    <style:style style:name="T5" style:family="text">
      <style:text-properties fo:font-style="italic" officeooo:rsid="0020b1bf" style:font-style-asian="italic" style:font-style-complex="italic"/>
    </style:style>
    <style:style style:name="T6" style:family="text">
      <style:text-properties fo:font-style="italic" officeooo:rsid="0023c6ed"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cf705" style:font-style-asian="normal" style:font-style-complex="normal"/>
    </style:style>
    <style:style style:name="T9" style:family="text">
      <style:text-properties fo:font-style="normal" officeooo:rsid="001edc18" style:font-style-asian="normal" style:font-style-complex="normal"/>
    </style:style>
    <style:style style:name="T10" style:family="text">
      <style:text-properties fo:font-style="normal" officeooo:rsid="001fd525" style:font-style-asian="normal" style:font-style-complex="normal"/>
    </style:style>
    <style:style style:name="T11" style:family="text">
      <style:text-properties fo:font-style="normal" officeooo:rsid="0020b1bf" style:font-style-asian="normal" style:font-style-complex="normal"/>
    </style:style>
    <style:style style:name="T12" style:family="text">
      <style:text-properties fo:font-style="normal" officeooo:rsid="00269c56"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2135ff"/>
    </style:style>
    <style:style style:name="T15" style:family="text">
      <style:text-properties officeooo:rsid="0023c6ed"/>
    </style:style>
    <style:style style:name="T16" style:family="text">
      <style:text-properties officeooo:rsid="002327b7"/>
    </style:style>
    <style:style style:name="T17" style:family="text">
      <style:text-properties officeooo:rsid="00269c5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ru<text:span text:style-name="T1">C</text:span>ontrol – custom</text:p>
      <text:p text:style-name="P1">A truck simulator Arduino proje<text:span text:style-name="T14">c</text:span>t</text:p>
      <text:p text:style-name="P2">Authors:<text:line-break/>- csongoose<text:line-break/>- Baran Ismen</text:p>
      <text:h text:style-name="P17" text:outline-level="1">Introduction</text:h>
      <text:h text:style-name="P20" text:outline-level="2">What is TruControl and why was it made?</text:h>
      <text:p text:style-name="P2">TruControl is a project for the popular driving game Euro Truck Simulator 2. It helps provide a more immersive environment for enjoying the simulation experience. The software part is somewhat universal – it can be modified by changing the configuration files and the definitions in the Arduino sketch, although the hardware part is fully custom planned and made by Baran.</text:p>
      <text:p text:style-name="P2">The system includes a custom-made controller and a dashboard, which is attached to a Logitech wheel. It can control most of the functions on the truck (from indicators to axle lifting and suspension), and the dashboard can display most of the in-game indicator lights. The hardware is powered entirely by an Arduino MEGA board via USB.</text:p>
      <text:h text:style-name="P20" text:outline-level="2">Hardware parts</text:h>
      <text:p text:style-name="P7">&lt;<text:span text:style-name="T1">placeholder&gt;</text:span></text:p>
      <text:h text:style-name="P20" text:outline-level="2">Software parts</text:h>
      <text:p text:style-name="P2">The software consists of two main parts, the program run by Arduino and the program run by the computer.</text:p>
      <text:h text:style-name="P24" text:outline-level="3">The Arduino software</text:h>
      <text:p text:style-name="P2">The Arduino runs a code which is written in C++ and only does basic functions. The main goal is doing message and input handling. The code sends messages over serial according to the inputs given and gives outputs according to the messages received. You can read more about the communication on page &lt;page&gt;. <text:s/><text:span text:style-name="T2">The software on the board is equipped with several safety stops, which can be used in case one of the pins float or gives false input. The running code can be stopped at startup with the use of the software emergency pin, or by pressing the desync button/switch when the main loop is already running. When the desync button is released, the main loop continues on. An emergency stop is not needed in this case, because the USB cable can be pulled anytime, which stops both the python and the Arduino program, acting as another safety stop. The Arduino will reset its internal variables at every reset and/or power loss. Every safety feature and will show a unique error message, which can be read from the dashboard lights lighting up and/or flashing. The message can be decoded with the help of the </text:span><text:span text:style-name="T4">arduino_errorcodes </text:span><text:span text:style-name="T8">file included with the documentation. You can read an in-depth overview at page &lt;page&gt;.</text:span></text:p>
      <text:h text:style-name="P25" text:outline-level="3"><text:soft-page-break/>The python software</text:h>
      <text:p text:style-name="P4">The python software is included both as a compiled exe and as a python script. In both cases it depends on the two config files, <text:span text:style-name="T3">config.yml </text:span><text:span text:style-name="T7">and </text:span><text:span text:style-name="T3">keybinding.yml </text:span><text:span text:style-name="T11">(config files)</text:span><text:span text:style-name="T7">. If any of the files is missing, the program will produce an error message and exit. The python code is interlocked with the telemetry server, the game and the </text:span><text:span text:style-name="T10">A</text:span><text:span text:style-name="T7">rduino board, when starting it up. If any of these dependencies is non-existant ot not started, the program will not start. In case the telemetry server or the </text:span><text:span text:style-name="T10">A</text:span><text:span text:style-name="T7">rduino dependency is missing, the software will exit and give you the option to start the setup when you run the program the next time. This feature is included to easily change options in case something changed on your computer since the last time the program was </text:span><text:span text:style-name="T11">started.</text:span></text:p>
      <text:p text:style-name="P4"><text:span text:style-name="T7">The keyboard emulating and input handling module only starts if all of the dependencies are met. If the </text:span><text:span text:style-name="T3">keybinding.yml</text:span><text:span text:style-name="T7"> </text:span><text:span text:style-name="T9">file is not edited with the syntax which the keyboard module requires, the software will exit when pressing the button.</text:span></text:p>
      <text:p text:style-name="P6"><text:span text:style-name="T13">IMPORTANT NOTE: </text:span><text:span text:style-name="T7">All keyboard events can be disabled by settin</text:span><text:span text:style-name="T11">g</text:span><text:span text:style-name="T7"> the </text:span><text:span text:style-name="T5">inputsEnabled</text:span><text:span text:style-name="T7"> variable to </text:span><text:span text:style-name="T3">false </text:span><text:span text:style-name="T7">in the </text:span><text:span text:style-name="T3">config.yml</text:span><text:span text:style-name="T7"> file.</text:span></text:p>
      <text:p text:style-name="P8">The config files are only read on startup. This means that you cannot change values while the software is running, as it will disregard the changes until the read function is called again.</text:p>
      <text:h text:style-name="P27" text:outline-level="4">Python modules</text:h>
      <text:p text:style-name="P5">The program is built on several different publicly available python libraries, which need to be downloaded and installed if the python script is run. All of these modules are already integrated into the compiled executable and as so, included with the zip file.</text:p>
      <text:p text:style-name="P5">The modules used are the following:</text:p>
      <text:p text:style-name="P5">-json<text:line-break/>-pyyaml<text:line-break/>-time<text:line-break/>-keyboard</text:p>
      <text:p text:style-name="P5">None of these modules are modified in any way, which means that the one you can download from PyPi or github will work.</text:p>
      <text:h text:style-name="P18" text:outline-level="1">Installation</text:h>
      <text:p text:style-name="P9">TruControl can be installed and used in one of two ways.</text:p>
      <text:h text:style-name="P21" text:outline-level="2">Using the compiled executable</text:h>
      <text:p text:style-name="P9">The <text:span text:style-name="T3">executable.zip </text:span><text:span text:style-name="T7">file on github has a compiled version of the software with all internal dependencies (python modules) included. In this case, the user only needs to flash their arduino and install funbit’s telemetry server. </text:span><text:span text:style-name="T12">You can install the software this way without any coding knowledge.</text:span></text:p>
      <text:h text:style-name="P28" text:outline-level="4">Step 1: Download everything you need</text:h>
      <text:p text:style-name="P9">You will need the <text:span text:style-name="T3">executable.zip</text:span><text:span text:style-name="T7"> from here: </text:span><text:a xlink:type="simple" xlink:href="https://github.com/csongoose/TruControl-custom/blob/master/executable.zip" text:style-name="Internet_20_link" text:visited-style-name="Visited_20_Internet_20_Link"><text:span text:style-name="T7">https://github.com/csongoose/TruControl-custom/blob/master/executable.zip</text:span></text:a></text:p>
      <text:p text:style-name="P9"><text:soft-page-break/><text:span text:style-name="T7">You will also need Funbit’s telemetry updated by dakar2008 from here: </text:span><text:a xlink:type="simple" xlink:href="https://github.com/dakar2008/ets2-telemetry-server" text:style-name="Internet_20_link" text:visited-style-name="Visited_20_Internet_20_Link"><text:span text:style-name="T7">https://github.com/dakar2008/ets2-telemetry-server</text:span></text:a></text:p>
      <text:p text:style-name="P12">Note: The software should work with Funbit’s original release, but the original project is no longer supported.</text:p>
      <text:p text:style-name="P13">And you will also need the .ino file from here:</text:p>
      <text:p text:style-name="P10"><text:a xlink:type="simple" xlink:href="https://github.com/csongoose/TruControl-custom/tree/master/trucontrol_custom_arduino" text:style-name="Internet_20_link" text:visited-style-name="Visited_20_Internet_20_Link"><text:span text:style-name="T7">https://github.com/csongoose/TruControl-custom/tree/master/trucontrol_custom_arduino</text:span></text:a></text:p>
      <text:h text:style-name="P29" text:outline-level="4">Step 2: Flash, unzip and install!</text:h>
      <text:p text:style-name="P10">Open the downloaded telemetry server. It should automatically find your game and put the required modifications in it. If it fails to find your game, you need to add it manually. The software has a setup included which will guide you through the installation steps.</text:p>
      <text:p text:style-name="P10">You will need to flash your Arduino board with the sketch file downloaded (<text:span text:style-name="T3">trucontrol_custom_arduino.ino</text:span><text:span text:style-name="T7">). If you need to modify the pinout, or have a different board, please check </text:span><text:span text:style-name="T3">Modifying the Arduino program</text:span><text:span text:style-name="T7"> on page &lt;page&gt;.</text:span></text:p>
      <text:p text:style-name="P10">The zip file you downloaded from the TruControl github page needs to be unizpped. You can do this in any folder you want, the program doesn’t care about its own directory. If you are running the software for the first time, the setup wizard will start. Plug in your Arduino board and start the telemetry server. You will need the telemetry server URL from the telemetry server software which can be found here:</text:p>
      <text:p text:style-name="P10">&lt;picture placeholder&gt;</text:p>
      <text:p text:style-name="P15"><text:span text:style-name="T15">Run the </text:span><text:span text:style-name="T6">main.exe</text:span>! If <text:span text:style-name="T16">you are running the software for the first time, the setup wizard will start. </text:span></text:p>
      <text:h text:style-name="P30" text:outline-level="4">Step 3: The setup</text:h>
      <text:p text:style-name="P10">Give the Arduino COM port number to the software. It will list the available COM ports on your device with names. Arduino boards can either show up by their name (e.g. COM4 Arduino Leonardo), as an unknown device (e.g. COM3 Unknown device), or by their chip name (e.g. COM4 AtmegaXX). If you are not sure which device you need to use, close the software, pull your Arduino cable from your computer, and start the software again. Whichever device disappears should be the board you are looking for. The syntax used while setting the COM port is <text:span text:style-name="T3">COMx</text:span><text:span text:style-name="T7">, e.g </text:span><text:span text:style-name="T3">COM4</text:span><text:span text:style-name="T7">. If you are using the wrong syntax, the software will warn you.<text:line-break/>NOTE: You can select any device from your COM list, and as long as a message over serial can be written to it, it will pass the check, so be careful setting this device.</text:span></text:p>
      <text:p text:style-name="P13">Set the telemetry URL when asked, by simply pasting the telemetry URL into the command promt and press enter. The software will perform a check, which consists of a request to your URL.<text:line-break/>NOTE: This means that any valid URL will pass the check and does not neccessarily mean that the given URL is correct.</text:p>
      <text:p text:style-name="P13">If you have done everything right, the software will close after 3 seconds, and on your next startup, you should be good to go.</text:p>
      <text:p text:style-name="P13">&lt;<text:span text:style-name="T15">image placeholder&gt;</text:span></text:p>
      <text:h text:style-name="P31" text:outline-level="4"><text:soft-page-break/>Step <text:span text:style-name="T17">4</text:span>: Keys, keys, keys!</text:h>
      <text:p text:style-name="P11">Set up your preferred key settings in the <text:span text:style-name="T3">keybinding.yml </text:span><text:span text:style-name="T7">file. If you are only using the software for dashboard operations, set the </text:span><text:span text:style-name="T3">inputsEnabled </text:span><text:span text:style-name="T7">variale in </text:span><text:span text:style-name="T3">config.yml </text:span><text:span text:style-name="T7">to </text:span><text:span text:style-name="T3">false </text:span><text:span text:style-name="T7">and skip this step. The inputs are enabled by default.</text:span></text:p>
      <text:p text:style-name="P11"><text:span text:style-name="T7">The syntax of the </text:span><text:span text:style-name="T3">keybinding.yml </text:span><text:span text:style-name="T7">file should be written according to the rules of the keyboard module. This means that most of the key names you can think of will work. If you want to cross-check with the official canonical names, see the </text:span><text:span text:style-name="T3">validkeys.md </text:span><text:span text:style-name="T7">file.</text:span></text:p>
      <text:p text:style-name="P16"><text:span text:style-name="T7">Please note thet due to scan code interference, the keyboard module does not handle the numpad, and as so, any numpad keys given will be translated to their alphanumerical values (E.g. </text:span><text:span text:style-name="T3">num 1</text:span><text:span text:style-name="T7"> will be equal to pressing the alphanumerical 1 key. To put it simply, </text:span><text:span text:style-name="T3">”num 1” = ”1”</text:span><text:span text:style-name="T7">)</text:span></text:p>
      <text:p text:style-name="P32">Adding key combinations to your keybinding</text:p>
      <text:p text:style-name="P33">The keyboard module can handle key press combinations (e.g. Ctrl + L). In this case the keybinding file should be written as the default key combination syntax of the keyboard module. This is as follows:</text:p>
      <text:p text:style-name="P33">&lt;key1&gt;+&lt;key2&gt;</text:p>
      <text:p text:style-name="P33">Key1 and key2 are canonical names of keys. Here is an example:</text:p>
      <text:p text:style-name="P33">retOffKey: shift+1</text:p>
      <text:p text:style-name="P33">This example will make it press the shift and the 1 key at the same time.</text:p>
      <text:h text:style-name="P31" text:outline-level="4">Step <text:span text:style-name="T17">5</text:span>: Using the software after installation</text:h>
      <text:p text:style-name="P11">If you have completed the installation steps, you can run the software normally. <text:span text:style-name="T12">Start your telemetry and connect your Arduino before running the main.exe. If you fail to do so, the software will produce an error and prompt you to run setup. If this happens, you can reject the setup function by simply answering n.</text:span></text:p>
      <text:p text:style-name="P34">If anything goes bad when starting up the software, for example something has changed since the last time you ran it (E.g. Arduino board is on a different port), the software will prompt you to run setup the next time you start the software.</text:p>
      <text:p text:style-name="P14"><text:span text:style-name="T7">The software will wait for your game to load before continuing into the main loop. This includes loading into your truck. The main loop starting is indicated by a message in the terminal. After the </text:span><text:span text:style-name="T3">„You are good to go!” </text:span><text:span text:style-name="T7"><text:s/>line, the software starts functioning.</text:span></text:p>
      <text:h text:style-name="P22" text:outline-level="2">Using the python script files</text:h>
      <text:p text:style-name="P14">If you are using the python script files, you obviously have some coding knowledge. All of the .py scripts and the .yml files need to be downloaded and put into the same folder. The code can run under python3, if you have all of the dependencies installed. The dependencies can be found under the <text:span text:style-name="T3">python modules </text:span><text:span text:style-name="T7">section on page &lt;page&gt;. Other than that, the software should work the same as the compiled executable. Check steps 3, 4 and 5 in the previous installation section for reference.</text:span></text:p>
      <text:h text:style-name="P19" text:outline-level="1"><text:soft-page-break/>The software</text:h>
      <text:p text:style-name="P36">In this part, we will take an in-depth look into the software parts.</text:p>
      <text:h text:style-name="P23" text:outline-level="2">In-depth look into the python code</text:h>
      <text:p text:style-name="P36">The python code handles most of the heavy work. It is composed from several python files, which all integrate into a main loop.</text:p>
      <text:h text:style-name="P26" text:outline-level="3">Part 1: The telemetry reading</text:h>
      <text:p text:style-name="P36">The telemetry data is supplied by Funbit’s telemetry server. It has a JSON output on a local server, which can be accessed via a local URL. The data reading is achieved with opening the URL and parsing it. The data updates faster than the python code ru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hu" fo:country="H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5:00:20.970910822</meta:creation-date>
    <dc:date>2022-11-18T10:40:46.088714806</dc:date>
    <meta:editing-duration>PT3H28M58S</meta:editing-duration>
    <meta:editing-cycles>11</meta:editing-cycles>
    <meta:generator>LibreOffice/7.4.2.3$Linux_X86_64 LibreOffice_project/382eef1f22670f7f4118c8c2dd222ec7ad009daf</meta:generator>
    <meta:document-statistic meta:table-count="0" meta:image-count="0" meta:object-count="0" meta:page-count="5" meta:paragraph-count="66" meta:word-count="1754" meta:character-count="10339" meta:non-whitespace-character-count="8646"/>
  </office:meta>
</office:document-meta>
</file>